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L1">
      <style:paragraph-properties fo:line-height="115%"/>
      <style:text-properties style:font-name="Times New Roman" officeooo:rsid="000b052a" officeooo:paragraph-rsid="000b052a"/>
    </style:style>
    <style:style style:name="P2" style:family="paragraph" style:parent-style-name="Standard" style:list-style-name="L1">
      <style:paragraph-properties fo:line-height="115%"/>
      <style:text-properties style:font-name="Times New Roman" officeooo:rsid="000d04f5" officeooo:paragraph-rsid="000d04f5"/>
    </style:style>
    <style:style style:name="P3" style:family="paragraph" style:parent-style-name="Standard" style:list-style-name="L1">
      <style:paragraph-properties fo:line-height="115%"/>
      <style:text-properties style:font-name="Times New Roman" officeooo:rsid="000d370f" officeooo:paragraph-rsid="000d370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ЮЕЛИ.301268.015 Крышка багажника в сборе</text:p>
        </text:list-item>
        <text:list-item>
          <text:p text:style-name="P1">ЮЕЛИ.301268.015 СБ Крышка багажника в сборе</text:p>
        </text:list-item>
        <text:list-item>
          <text:p text:style-name="P1">ЮЕЛИ.301268.014 Крышка багажника</text:p>
        </text:list-item>
        <text:list-item>
          <text:p text:style-name="P1">ЮЕЛИ.301268.014 СБ Крышка багажника</text:p>
        </text:list-item>
        <text:list-item>
          <text:p text:style-name="P1">ЮЕЛИ.301716.043 Закладная крышки багажника</text:p>
        </text:list-item>
        <text:list-item>
          <text:p text:style-name="P1">ЮЕЛИ.301716.043 СБ Закладная крышки багажника</text:p>
        </text:list-item>
        <text:list-item>
          <text:p text:style-name="P1">ЮЕЛИ.711161.011 Бобышка М6</text:p>
        </text:list-item>
        <text:list-item>
          <text:p text:style-name="P1">ЮЕЛИ.741134.159 Планка для крышки багажника</text:p>
        </text:list-item>
        <text:list-item>
          <text:p text:style-name="P1">ЮЕЛИ.301716.035 Накладка панели приборов в сборе</text:p>
        </text:list-item>
        <text:list-item>
          <text:p text:style-name="P1">ЮЕЛИ.301716.035 СБ Накладка панели приборов в сборе</text:p>
        </text:list-item>
        <text:list-item>
          <text:p text:style-name="P1">ЮЕЛИ.301716.034 Накладка панели приборов</text:p>
        </text:list-item>
        <text:list-item>
          <text:p text:style-name="P1">ЮЕЛИ.301716.034 СБ Накладка панели приборов</text:p>
        </text:list-item>
        <text:list-item>
          <text:p text:style-name="P1">ЮЕЛИ.301716.044 Закладная</text:p>
        </text:list-item>
        <text:list-item>
          <text:p text:style-name="P1">ЮЕЛИ.301716.044 СБ Закладная</text:p>
        </text:list-item>
        <text:list-item>
          <text:p text:style-name="P1">ЮЕЛИ.306242.002 Воздухозаборник</text:p>
        </text:list-item>
        <text:list-item>
          <text:p text:style-name="P1">ЮЕЛИ.306242.002 СБ Воздухозаборник</text:p>
        </text:list-item>
        <text:list-item>
          <text:p text:style-name="P1">ЮЕЛИ.301716.036 Накладка крышки багажника</text:p>
        </text:list-item>
        <text:list-item>
          <text:p text:style-name="P1">ЮЕЛИ.301716.036 СБ Накладка крышки багажника</text:p>
        </text:list-item>
        <text:list-item>
          <text:p text:style-name="P1">ЮЕЛИ.301527.006 Петля</text:p>
        </text:list-item>
        <text:list-item>
          <text:p text:style-name="P1">ЮЕЛИ.301527.006 СБ Петля</text:p>
        </text:list-item>
        <text:list-item>
          <text:p text:style-name="P1">ЮЕЛИ.301714.011 Петля большая</text:p>
        </text:list-item>
        <text:list-item>
          <text:p text:style-name="P1">ЮЕЛИ.301714.011 СБ Петля большая</text:p>
        </text:list-item>
        <text:list-item>
          <text:p text:style-name="P1">ЮЕЛИ.741124.209 Планка</text:p>
        </text:list-item>
        <text:list-item>
          <text:p text:style-name="P1">ЮЕЛИ.711141.049 Бобышка</text:p>
        </text:list-item>
        <text:list-item>
          <text:p text:style-name="P1">ЮЕЛИ.301714.012 Петля малая</text:p>
        </text:list-item>
        <text:list-item>
          <text:p text:style-name="P1">ЮЕЛИ.301714.012 СБ Петля малая</text:p>
        </text:list-item>
        <text:list-item>
          <text:p text:style-name="P2">ЮЕЛИ.741124.210 Планка</text:p>
        </text:list-item>
        <text:list-item>
          <text:p text:style-name="P2">ЮЕЛИ.711141.050 Бобышка</text:p>
        </text:list-item>
        <text:list-item>
          <text:p text:style-name="P2">ЮЕЛИ.715111.039 Ось</text:p>
        </text:list-item>
        <text:list-item>
          <text:p text:style-name="P2">ЮЕЛИ.304264.003 Замок капота левый</text:p>
        </text:list-item>
        <text:list-item>
          <text:p text:style-name="P2">ЮЕЛИ.301569.007 Рычаг</text:p>
        </text:list-item>
        <text:list-item>
          <text:p text:style-name="P2">ЮЕЛИ.742122.002 Накладка</text:p>
        </text:list-item>
        <text:list-item>
          <text:p text:style-name="P2">ЮЕЛИ.742122.003 Язычек</text:p>
        </text:list-item>
        <text:list-item>
          <text:p text:style-name="P2">ЮЕЛИ.745661.002 Накладка</text:p>
        </text:list-item>
        <text:list-item>
          <text:p text:style-name="P2">ЮЕЛИ.745662.001 Корпус</text:p>
        </text:list-item>
        <text:list-item>
          <text:p text:style-name="P2">ЮЕЛИ.743692.001 Замок левый (доработка)</text:p>
        </text:list-item>
        <text:list-item>
          <text:p text:style-name="P2">ЮЕЛИ.745662.002 Основание</text:p>
        </text:list-item>
        <text:list-item>
          <text:p text:style-name="P2">ЮЕЛИ.753552.003 Пружина растяжения</text:p>
        </text:list-item>
        <text:list-item>
          <text:p text:style-name="P2">ЮЕЛИ.304264.004 Замок капота правый</text:p>
        </text:list-item>
        <text:list-item>
          <text:p text:style-name="P2">ЮЕЛИ.301569.008 Рычаг</text:p>
        </text:list-item>
        <text:list-item>
          <text:p text:style-name="P2">ЮЕЛИ.742122.004 Накладка</text:p>
        </text:list-item>
        <text:list-item>
          <text:p text:style-name="P2">ЮЕЛИ.742122.005 Язычек</text:p>
        </text:list-item>
        <text:list-item>
          <text:p text:style-name="P2">ЮЕЛИ.745661.003 Накладка</text:p>
        </text:list-item>
        <text:list-item>
          <text:p text:style-name="P2">ЮЕЛИ.745662.003 Корпус</text:p>
        </text:list-item>
        <text:list-item>
          <text:p text:style-name="P2">ЮЕЛИ.743692.002 Замок правый (доработка)</text:p>
        </text:list-item>
        <text:list-item>
          <text:p text:style-name="P2">ЮЕЛИ.745662.004 Основание</text:p>
        </text:list-item>
        <text:list-item>
          <text:p text:style-name="P2"><text:soft-page-break/>ЮЕЛИ.753552.004 Пружина растяжения</text:p>
        </text:list-item>
        <text:list-item>
          <text:p text:style-name="P2">ЮЕЛИ.304119.008 Рулевое</text:p>
        </text:list-item>
        <text:list-item>
          <text:p text:style-name="P2">ЮЕЛИ.301329.002 Корпус</text:p>
        </text:list-item>
        <text:list-item>
          <text:p text:style-name="P2">ЮЕЛИ.711372.001 Ступица рулевого вала</text:p>
        </text:list-item>
        <text:list-item>
          <text:p text:style-name="P2">ЮЕЛИ.741344.007 Накладка</text:p>
        </text:list-item>
        <text:list-item>
          <text:p text:style-name="P2">ЮЕЛИ.741366.004 Планка №1</text:p>
        </text:list-item>
        <text:list-item>
          <text:p text:style-name="P2">ЮЕЛИ.741366.005 Планка №2</text:p>
        </text:list-item>
        <text:list-item>
          <text:p text:style-name="P2">ЮЕЛИ.741151.024 Планка №3</text:p>
        </text:list-item>
        <text:list-item>
          <text:p text:style-name="P2">ЮЕЛИ.741148.003 Плошадка</text:p>
        </text:list-item>
        <text:list-item>
          <text:p text:style-name="P2">ЮЕЛИ.741371.011 Стойка №1</text:p>
        </text:list-item>
        <text:list-item>
          <text:p text:style-name="P2">ЮЕЛИ.742113.004 Стойка №2</text:p>
        </text:list-item>
        <text:list-item>
          <text:p text:style-name="P2">ЮЕЛИ.741221.020 Стойка №3</text:p>
        </text:list-item>
        <text:list-item>
          <text:p text:style-name="P2">ЮЕЛИ.741221.021 Ухо</text:p>
        </text:list-item>
        <text:list-item>
          <text:p text:style-name="P2">ЮЕЛИ.304119.009 Стойка</text:p>
        </text:list-item>
        <text:list-item>
          <text:p text:style-name="P2">ЮЕЛИ.715543.001 Рулевой вал</text:p>
        </text:list-item>
        <text:list-item>
          <text:p text:style-name="P2">ЮЕЛИ.741344.008 Основание</text:p>
        </text:list-item>
        <text:list-item>
          <text:p text:style-name="P2">ЮЕЛИ.303635.001 Трос газа</text:p>
        </text:list-item>
        <text:list-item>
          <text:p text:style-name="P2">ЮЕЛИ.713162.001 Бобышка</text:p>
        </text:list-item>
        <text:list-item>
          <text:p text:style-name="P2">ЮЕЛИ.303635.002 Трос рулевой</text:p>
        </text:list-item>
        <text:list-item>
          <text:p text:style-name="P2">ЮЕЛИ.741314.036 Серьга</text:p>
        </text:list-item>
        <text:list-item>
          <text:p text:style-name="P2">ЮЕЛИ.713141.010 Втулка дистанционная</text:p>
        </text:list-item>
        <text:list-item>
          <text:p text:style-name="P2">ЮЕЛИ.741376.001 Сошка рулевая</text:p>
        </text:list-item>
        <text:list-item>
          <text:p text:style-name="P2">ЮЕЛИ.758412.014 Гайка</text:p>
        </text:list-item>
        <text:list-item>
          <text:p text:style-name="P2">ЮЕЛИ.758491.015 Шайба</text:p>
        </text:list-item>
        <text:list-item>
          <text:p text:style-name="P2">ЮЕЛИ.301268.016 Крышка бензобака</text:p>
        </text:list-item>
        <text:list-item>
          <text:p text:style-name="P2">ЮЕЛИ.301268.016 СБ Крышка бензобака</text:p>
        </text:list-item>
        <text:list-item>
          <text:p text:style-name="P2">ЮЕЛИ.301268.017 Крышка топливного наноса</text:p>
        </text:list-item>
        <text:list-item>
          <text:p text:style-name="P2">ЮЕЛИ.301268.017 СБ Крышка топливного наноса</text:p>
        </text:list-item>
        <text:list-item>
          <text:p text:style-name="P2">ЮЕЛИ.301279.003 Сиденье</text:p>
        </text:list-item>
        <text:list-item>
          <text:p text:style-name="P2">ЮЕЛИ.301279.003 СБ Сиденье</text:p>
        </text:list-item>
        <text:list-item>
          <text:p text:style-name="P2">ЮЕЛИ.301279.001 Нижняя часть сиденья</text:p>
        </text:list-item>
        <text:list-item>
          <text:p text:style-name="P2">ЮЕЛИ.301279.001 СБ Нижняя часть сиденья</text:p>
        </text:list-item>
        <text:list-item>
          <text:p text:style-name="P2">ЮЕЛИ.301279.002 Верхняя часть сиденья</text:p>
        </text:list-item>
        <text:list-item>
          <text:p text:style-name="P2">ЮЕЛИ.301279.002 СБ Верхняя часть сиденья</text:p>
        </text:list-item>
        <text:list-item>
          <text:p text:style-name="P3">ЮЕЛИ.301716.038 Планка для сиденья</text:p>
        </text:list-item>
        <text:list-item>
          <text:p text:style-name="P3">ЮЕЛИ.301716.038 СБ Планка для сиденья</text:p>
        </text:list-item>
        <text:list-item>
          <text:p text:style-name="P3">ЮЕЛИ.741134.154 Планка</text:p>
        </text:list-item>
        <text:list-item>
          <text:p text:style-name="P3">ЮЕЛИ.301716.042 Закладная сиденья</text:p>
        </text:list-item>
        <text:list-item>
          <text:p text:style-name="P3">ЮЕЛИ.301716.042 СБ Закладная сиденья</text:p>
        </text:list-item>
        <text:list-item>
          <text:p text:style-name="P3">ЮЕЛИ.741134.158 Планка</text:p>
        </text:list-item>
        <text:list-item>
          <text:p text:style-name="P3">ЮЕЛИ.304264.002 Замок сиденья</text:p>
        </text:list-item>
        <text:list-item>
          <text:p text:style-name="P3">ЮЕЛИ.741118.001Стенка</text:p>
        </text:list-item>
        <text:list-item>
          <text:p text:style-name="P3">ЮЕЛИ.741344.009 Основание</text:p>
        </text:list-item>
        <text:list-item>
          <text:p text:style-name="P3">ЮЕЛИ.741351.002 Косынка</text:p>
        </text:list-item>
        <text:list-item>
          <text:p text:style-name="P3">ЮЕЛИ.301314.004 Полик багажника</text:p>
        </text:list-item>
        <text:list-item>
          <text:p text:style-name="P3">ЮЕЛИ.301314.004 СБ Полик багажника</text:p>
        </text:list-item>
        <text:list-item>
          <text:p text:style-name="P3"><text:soft-page-break/>ЮЕЛИ.301569.009 Проушина</text:p>
        </text:list-item>
        <text:list-item>
          <text:p text:style-name="P3">ЮЕЛИ.713141.011 Втулка</text:p>
        </text:list-item>
        <text:list-item>
          <text:p text:style-name="P3">ЮЕЛИ.745312.010 Корпус</text:p>
        </text:list-item>
        <text:list-item>
          <text:p text:style-name="P3">ЮЕЛИ.305149.002 Кожух топливозаправочной горловины</text:p>
        </text:list-item>
        <text:list-item>
          <text:p text:style-name="P3">ЮЕЛИ.305149.002 СБ Кожух топливозаправочной горловины</text:p>
        </text:list-item>
        <text:list-item>
          <text:p text:style-name="P3">ЮЕЛИ.306242.003 Воздуховод передний</text:p>
        </text:list-item>
        <text:list-item>
          <text:p text:style-name="P3">ЮЕЛИ.306242.003 СБ Воздуховод передний</text:p>
        </text:list-item>
        <text:list-item>
          <text:p text:style-name="P3">ЮЕЛИ.741144.009 Планка</text:p>
        </text:list-item>
        <text:list-item>
          <text:p text:style-name="P3">ЮЕЛИ.741351.001 Перегородка</text:p>
        </text:list-item>
        <text:list-item>
          <text:p text:style-name="P3">ЮЕЛИ.745232.003 Кронштейн</text:p>
        </text:list-item>
        <text:list-item>
          <text:p text:style-name="P3">ЮЕЛИ.745232.004 Кронштейн</text:p>
        </text:list-item>
        <text:list-item>
          <text:p text:style-name="P3">ЮЕЛИ.754312.001 Табличка фирменная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15:41:23.154000000</meta:creation-date>
    <dc:date>2024-07-24T17:00:15.960000000</dc:date>
    <meta:editing-duration>PT1H18M52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3" meta:paragraph-count="104" meta:word-count="421" meta:character-count="3416" meta:non-whitespace-character-count="3203"/>
  </office:meta>
</office:document-meta>
</file>